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text-properties officeooo:rsid="001aad47" officeooo:paragraph-rsid="001aad47"/>
    </style:style>
    <style:style style:name="P2" style:family="paragraph" style:parent-style-name="Standard">
      <style:paragraph-properties fo:line-height="150%"/>
      <style:text-properties style:font-name="arial" officeooo:rsid="001aad47" officeooo:paragraph-rsid="001aad47"/>
    </style:style>
    <style:style style:name="T1" style:family="text">
      <style:text-properties officeooo:rsid="001c9a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Hello everyone, I'm really happy that I have the opportunity to tell you something today. Like most of you, I am a man of languages and work with language all the time. However, not as a full-time programmer, but as a <text:span text:style-name="T1">duty </text:span>editor at the Austrian Broadcasting Corporation. But my passion for the beauty of language<text:span text:style-name="T1">s</text:span> is broader than what I can <text:span text:style-name="T1">do</text:span> in this job, and that's why I've been passionate about the beauty of programming languages for several years. And that's my approach to the whole thing. I've been working with the Rust language for about three years and today I'm talking about development with the Actix Web framework. I came across this because I was looking for a simple and fast framework. And today I would like to show you how to use it to build fast and easy-to-maintain applications. <text:span text:style-name="T1">And today I am really happy that I can shared my experiences with you.</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20:32.869012729</meta:creation-date>
    <dc:date>2023-11-25T09:39:34.796453215</dc:date>
    <meta:editing-duration>PT8M11S</meta:editing-duration>
    <meta:editing-cycles>1</meta:editing-cycles>
    <meta:document-statistic meta:table-count="0" meta:image-count="0" meta:object-count="0" meta:page-count="1" meta:paragraph-count="1" meta:word-count="157" meta:character-count="873" meta:non-whitespace-character-count="717"/>
    <meta:generator>LibreOffice/7.3.7.2$Linux_X86_64 LibreOffice_project/30$Build-2</meta:generator>
  </office:meta>
</office:document-meta>
</file>